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EmptyValuesTest.should_return_empty_iter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EmptyValuesTest.verify_empty_Stream_is_returned( String streamFqc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urnsEmptyValuesTest.getClassOrSkipTest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turnsEmptyValuesTest.should_return_empty_Optional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EmptyValuesTest.should_return_non_zero_for_compareTo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turnsEmptyValuesTest.should_return_empty_In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EmptyValuesTest.verify_empty_Optional_is_returned( String streamFqcn , String optionalFqc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urnsEmptyValuesTest.should_return_empty_Optional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EmptyValuesTest.should_return_empty_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EmptyValuesTest.should_return_empty_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EmptyValuesTest.should_return_empty_d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urnsEmptyValuesTest.should_return_empty_Long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EmptyValuesTest.should_return_zero_if_mock_is_compared_to_it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turnsEmptyValuesTest.should_return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urnsEmptyValuesTest.should_return_empty_Doubl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EmptyValuesTest.should_return_empty_Optional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urnsEmptyValuesTest.should_return_empty_collections_or_null_for_non_collections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